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89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Liberation Sans" fo:font-size="12pt" fo:language="en" fo:country="US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1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9" style:family="paragraph" style:parent-style-name="Table_20_Heading">
      <style:text-properties fo:font-size="12pt" style:font-size-asian="12pt" style:font-size-complex="12pt"/>
    </style:style>
    <style:style style:name="P120" style:family="paragraph" style:parent-style-name="Table_20_Contents">
      <style:text-properties style:font-name="Liberation Sans" fo:font-size="12pt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2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2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2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0" style:family="paragraph" style:parent-style-name="Table_20_Contents">
      <style:text-properties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4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5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5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5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5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1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2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63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64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65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66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67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68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69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7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7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7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8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9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19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4" style:family="paragraph" style:parent-style-name="Standard" style:list-style-name="L8">
      <style:text-properties fo:language="en" fo:country="US" style:text-underline-style="none"/>
    </style:style>
    <style:style style:name="P195" style:family="paragraph" style:parent-style-name="Standard" style:list-style-name="L10"/>
    <style:style style:name="P196" style:family="paragraph" style:parent-style-name="Standard" style:list-style-name="L38">
      <style:text-properties fo:font-size="12pt" style:font-size-asian="12pt" style:font-size-complex="12pt"/>
    </style:style>
    <style:style style:name="P197" style:family="paragraph" style:parent-style-name="Standard" style:list-style-name="L51">
      <style:text-properties fo:font-size="12pt" style:text-underline-style="none" style:font-size-asian="12pt" style:font-size-complex="12pt"/>
    </style:style>
    <style:style style:name="P198" style:family="paragraph" style:parent-style-name="Standard" style:list-style-name="L52">
      <style:text-properties fo:font-size="12pt" style:text-underline-style="none" style:font-size-asian="12pt" style:font-size-complex="12pt"/>
    </style:style>
    <style:style style:name="P199" style:family="paragraph" style:parent-style-name="Standard" style:list-style-name="L52">
      <style:text-properties fo:font-size="12pt" style:text-underline-style="solid" style:text-underline-width="auto" style:text-underline-color="font-color" style:font-size-asian="12pt" style:font-size-complex="12pt"/>
    </style:style>
    <style:style style:name="P20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2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19814" style:font-name-asian="Liberation Sans1" style:font-size-asian="12pt" style:font-name-complex="Liberation Sans1" style:font-size-complex="12pt"/>
    </style:style>
    <style:style style:name="P2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20f2d" style:font-name-asian="Liberation Sans1" style:font-size-asian="12pt" style:font-name-complex="Liberation Sans1" style:font-size-complex="12pt"/>
    </style:style>
    <style:style style:name="P2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2b436" style:font-name-asian="Liberation Sans1" style:font-size-asian="12pt" style:font-name-complex="Liberation Sans1" style:font-size-complex="12pt"/>
    </style:style>
    <style:style style:name="P20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20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21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21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2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21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1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2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26" style:family="paragraph" style:parent-style-name="Table_20_Contents" style:list-style-name="L36">
      <style:paragraph-properties fo:text-align="justify" style:justify-single-word="false"/>
    </style:style>
    <style:style style:name="P22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style="italic" fo:background-color="#ffff0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background-color="#ffff00"/>
    </style:style>
    <style:style style:name="T18" style:family="text">
      <style:text-properties fo:color="#ff0000"/>
    </style:style>
    <style:style style:name="T19" style:family="text">
      <style:text-properties fo:color="#ff0000" fo:background-color="transparent"/>
    </style:style>
    <style:style style:name="T20" style:family="text">
      <style:text-properties fo:color="#00ff00"/>
    </style:style>
    <style:style style:name="T21" style:family="text">
      <style:text-properties style:use-window-font-color="true"/>
    </style:style>
    <style:style style:name="T22" style:family="text">
      <style:text-properties style:font-name-asian="Liberation Sans1" style:font-name-complex="Liberation Sans1"/>
    </style:style>
    <style:style style:name="T23" style:family="text">
      <style:text-properties fo:background-color="transparent"/>
    </style:style>
    <style:style style:name="T24" style:family="text">
      <style:text-properties fo:language="en" fo:country="US" fo:font-style="normal" style:text-underline-style="none" style:font-style-asian="normal" style:font-style-complex="normal"/>
    </style:style>
    <style:style style:name="T25" style:family="text">
      <style:text-properties officeooo:rsid="000e9d0f"/>
    </style:style>
    <style:style style:name="T26" style:family="text">
      <style:text-properties officeooo:rsid="000fa0bf"/>
    </style:style>
    <style:style style:name="T27" style:family="text">
      <style:text-properties officeooo:rsid="00119814"/>
    </style:style>
    <style:style style:name="T28" style:family="text">
      <style:text-properties officeooo:rsid="00120f2d"/>
    </style:style>
    <style:style style:name="T29" style:family="text">
      <style:text-properties officeooo:rsid="0012b436"/>
    </style:style>
    <style:style style:name="T30" style:family="text">
      <style:text-properties officeooo:rsid="00138ed0"/>
    </style:style>
    <style:style style:name="T31" style:family="text">
      <style:text-properties officeooo:rsid="001513a1"/>
    </style:style>
    <style:style style:name="T32" style:family="text">
      <style:text-properties officeooo:rsid="0015edbe"/>
    </style:style>
    <style:style style:name="T33" style:family="text">
      <style:text-properties officeooo:rsid="0017d27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3">Рабочая среда</text:p>
          </table:table-cell>
          <table:table-cell table:style-name="Таблица1.A1" office:value-type="string">
            <text:p text:style-name="P124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08">любой терминал (xterm, rxvt, mrxvt, ...)</text:p>
      <text:p text:style-name="P5"/>
      <text:p text:style-name="P5">Windows:</text:p>
      <text:list xml:id="list651356347" text:style-name="L1">
        <text:list-item>
          <text:p text:style-name="P155">установить Ruby для Windows, запускать через виндозный cmd</text:p>
          <text:p text:style-name="P155">&gt;&gt;&gt; показать Start/Run/cmd</text:p>
        </text:list-item>
        <text:list-item>
          <text:p text:style-name="P155">установить cygwin и получить линукс под виндой</text:p>
        </text:list-item>
        <text:list-item>
          <text:p text:style-name="P155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870429822" text:style-name="L2">
        <text:list-item>
          <text:p text:style-name="P156">установка</text:p>
        </text:list-item>
        <text:list-item>
          <text:p text:style-name="P156">удаление</text:p>
        </text:list-item>
        <text:list-item>
          <text:p text:style-name="P156">обновление</text:p>
        </text:list-item>
        <text:list-item>
          <text:p text:style-name="P156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08">pwd</text:p>
      <text:p text:style-name="P108">ls</text:p>
      <text:p text:style-name="P108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08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552424610" text:style-name="L3">
        <text:list-item>
          <text:p text:style-name="P157">имеющий подсветку синтаксиса для данного языка</text:p>
        </text:list-item>
        <text:list-item>
          <text:p text:style-name="P157">позволяющий задавать <text:span text:style-name="T1">формат конца строки</text:span>.</text:p>
        </text:list-item>
      </text:list>
      <text:p text:style-name="P5"/>
      <text:list xml:id="list1492092430" text:style-name="L4">
        <text:list-item>
          <text:p text:style-name="P158">emacs (swiss army knife)</text:p>
        </text:list-item>
        <text:list-item>
          <text:p text:style-name="P158">sublime text (есть подсказки по языковым конструкциям!)</text:p>
        </text:list-item>
        <text:list-item>
          <text:p text:style-name="P158">Edit Plus</text:p>
        </text:list-item>
        <text:list-item>
          <text:p text:style-name="P158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16">Демонстрация \r</text:p>
      <text:p text:style-name="P5"/>
      <text:p text:style-name="P110"><text:soft-page-break/>&gt; echo -e “hello\r” # отличий не видно</text:p>
      <text:p text:style-name="P110">&gt; echo -e “hello\rH” # =&gt; Hello</text:p>
      <text:p text:style-name="P117"/>
      <text:p text:style-name="P110">&gt; for i in `seq 1 10`; do echo $i; done; echo “”</text:p>
      <text:p text:style-name="P110">&gt; for i in `seq 1 10`; do echo -n $i; done; echo “” <text:s text:c="7"/># =&gt; 12345678910</text:p>
      <text:p text:style-name="P110">&gt; for i in `seq 1 10`; do echo -ne “$i\r”; done; echo “” # =&gt; 10</text:p>
      <text:p text:style-name="P109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452713978" text:style-name="L5">
        <text:list-header>
          <text:p text:style-name="P200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232979100" text:style-name="L6">
        <text:list-header>
          <text:p text:style-name="P201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3">Консоль Руби </text:p>
            <text:p text:style-name="P123">Встроенная документация по руби</text:p>
            <text:p text:style-name="P123">Переменные</text:p>
            <text:p text:style-name="P123">Всякое разное</text:p>
          </table:table-cell>
          <table:table-cell table:style-name="Table1.A1" office:value-type="string">
            <text:p text:style-name="P124">Занятие 2</text:p>
            <text:p text:style-name="P124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07">ruby-1.9.2-p290</text:p>
      <text:p text:style-name="P107">ruby-1.9.3-p448 </text:p>
      <text:p text:style-name="P107">ruby-1.9.3-rc1 </text:p>
      <text:p text:style-name="P107">ruby-2.0.0-p247 </text:p>
      <text:p text:style-name="P107"/>
      <text:p text:style-name="P18">где применяется ruby</text:p>
      <text:p text:style-name="P18"/>
      <text:list xml:id="list1206157096" text:style-name="L7">
        <text:list-item>
          <text:p text:style-name="P173">консольные утилиты </text:p>
        </text:list-item>
      </text:list>
      <text:list xml:id="list1517886188" text:style-name="L8">
        <text:list-item>
          <text:p text:style-name="P194"><text:span text:style-name="T7">gui (tk) –</text:span><text:span text:style-name="T7"> Oh, no!</text:span></text:p>
        </text:list-item>
        <text:list-item>
          <text:p text:style-name="P174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04">"hello"[0] <text:s text:c="3"/>#=&gt; 104</text:p>
      <text:p text:style-name="P104"/>
      <text:p text:style-name="P73">ruby 1.9.x и 2.0.0</text:p>
      <text:p text:style-name="P73"/>
      <text:p text:style-name="P104">"hello"[0] <text:s text:c="3"/>#=&gt; “h”</text:p>
      <text:p text:style-name="P107"/>
      <text:p text:style-name="P80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7">irb – интерактивный руби </text:span><text:span text:style-name="T7">(REPL - read, evaluate, print, loop)</text:span></text:p>
      <text:p text:style-name="P23"/>
      <text:p text:style-name="P38"><text:span text:style-name="T7">&gt;&gt;&gt; Демонстрация, </text:span><text:span text:style-name="T7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04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5"/>
      <text:p text:style-name="P105">9/4 <text:s text:c="14"/>#=&gt;2 <text:s text:c="2"/>удивлены?</text:p>
      <text:p text:style-name="P105">9.0/4 <text:s text:c="11"/>#=&gt;2.25 <text:s text:c="2"/># floating p</text:p>
      <text:p text:style-name="P75">&gt;&gt;&gt; 9.to_f/4 <text:s text:c="10"/>#=&gt;2.25 <text:s text:c="2"/># более удобная альтернатива, вызвав у целого числа метод to_f, (to float)</text:p>
      <text:p text:style-name="P105">“oo” + “ps” <text:s text:c="6"/>#=&gt;”oops” <text:s/># конкатенация строк</text:p>
      <text:p text:style-name="P105">puts “hello, world!” <text:s/># печатает, но <text:span text:style-name="T1">возвращает</text:span> nil</text:p>
      <text:p text:style-name="P75"/>
      <text:p text:style-name="P75">&gt;&gt;&gt; a <text:s/>= puts “hello”</text:p>
      <text:p text:style-name="P75">&gt;&gt;&gt; a #=&gt; nil</text:p>
      <text:p text:style-name="P105">num = 6+3</text:p>
      <text:p text:style-name="P105">num += 2</text:p>
      <text:p text:style-name="P105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7">Полезные </text:span><text:span text:style-name="T7">утилиты – ri</text:span></text:p>
      <text:p text:style-name="P31"/>
      <text:p text:style-name="P38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3"/>
      <text:p text:style-name="P104">&gt;ri --help</text:p>
      <text:p text:style-name="P104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7">&gt;&gt;&gt; <text:span text:style-name="T11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1">Имена </text:span><text:span text:style-name="T11">переменных и констант состоят из:</text:span></text:p>
      <text:list xml:id="list1232958724" text:style-name="L9">
        <text:list-item>
          <text:p text:style-name="P175">буквы</text:p>
        </text:list-item>
        <text:list-item>
          <text:p text:style-name="P175">цифры (не может быть первой)</text:p>
        </text:list-item>
        <text:list-item>
          <text:p text:style-name="P175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03">&gt;puts RUBY_VERSION</text:p>
      <text:p text:style-name="P79"/>
      <text:p text:style-name="P79">полезные константы: STDOUT, STDERR</text:p>
      <text:p text:style-name="P79"/>
      <text:p text:style-name="P79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20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3">Типы данных</text:p>
            <text:p text:style-name="P123">Операции:</text:p>
            <text:p text:style-name="P123"><text:s/>* интерполяция</text:p>
            <text:p text:style-name="P123"><text:s/>* regular expression matching</text:p>
            <text:p text:style-name="P123">управляющие структуры</text:p>
            <text:p text:style-name="P123"><text:s/>* if</text:p>
            <text:p text:style-name="P123"><text:s/>* while</text:p>
          </table:table-cell>
          <table:table-cell table:style-name="Таблица2.A1" office:value-type="string">
            <text:p text:style-name="P124">Занятие 3</text:p>
            <text:p text:style-name="P124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75255678" text:style-name="L10">
        <text:list-item>
          <text:p text:style-name="P176">что такое irb и ri?</text:p>
        </text:list-item>
        <text:list-item>
          <text:p text:style-name="P176">в hello.upcase, как называется часть upcase (ответ: метод)</text:p>
        </text:list-item>
        <text:list-item>
          <text:p text:style-name="P176">какая разница между # и . перед названием метода при обращении в ri: например String#upcase и String.new</text:p>
        </text:list-item>
        <text:list-item>
          <text:p text:style-name="P176">Чем отличаются переменные от констант</text:p>
        </text:list-item>
        <text:list-item>
          <text:p text:style-name="P176">Как именуются переменные, каким регулярным выражением вы бы это описали. Ответ: [_a-z][A-Za-z_0-9]</text:p>
        </text:list-item>
        <text:list-item>
          <text:p text:style-name="P195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195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965887958" text:style-name="L11">
        <text:list-item>
          <text:p text:style-name="P177">допустимые значения и свойства</text:p>
        </text:list-item>
        <text:list-item>
          <text:p text:style-name="P177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861001808" text:style-name="L12">
        <text:list-item>
          <text:p text:style-name="P178">численные: Integer, Float, Fixnum (&lt;Integer), Bignum (&lt;Integer), Numeric</text:p>
        </text:list-item>
        <text:list-item>
          <text:p text:style-name="P178">строковые String</text:p>
        </text:list-item>
        <text:list-item>
          <text:p text:style-name="P178">логические (булевские = boolean): FalseClass, TrueClass</text:p>
        </text:list-item>
        <text:list-item>
          <text:p text:style-name="P183">File, IO, Symbol</text:p>
        </text:list-item>
        <text:list-item>
          <text:p text:style-name="P183">Array</text:p>
        </text:list-item>
        <text:list-item>
          <text:p text:style-name="P183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046899930" text:style-name="L13">
        <text:list-item>
          <text:p text:style-name="P179">Dictionary, PartOfSpeechDictionary</text:p>
        </text:list-item>
        <text:list-item>
          <text:p text:style-name="P179">Sentence</text:p>
        </text:list-item>
        <text:list-item>
          <text:p text:style-name="P179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1950331500" text:style-name="L14">
        <text:list-item>
          <text:p text:style-name="P180">динамическая типизация (shell, awk, ruby, python,...) /dynamically typed language/</text:p>
        </text:list-item>
        <text:list-item>
          <text:p text:style-name="P180">статическая типизация (С, Java)</text:p>
        </text:list-item>
      </text:list>
      <text:p text:style-name="P20"/>
      <text:p text:style-name="P20">При статической типизации</text:p>
      <text:list xml:id="list2069876176" text:style-name="L15">
        <text:list-item>
          <text:p text:style-name="P181">тип переменной задается сразу</text:p>
          <text:p text:style-name="P214">пример в C: int a = 20</text:p>
        </text:list-item>
        <text:list-item>
          <text:p text:style-name="P181">тип переменной нельзя изменить в процессе работы</text:p>
        </text:list-item>
      </text:list>
      <text:p text:style-name="P118">пример: a = “now this is a string” </text:p>
      <text:list xml:id="list348435466" text:continue-numbering="true" text:style-name="L15">
        <text:list-header>
          <text:p text:style-name="P202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410553019" text:style-name="L16">
        <text:list-item>
          <text:list>
            <text:list-item>
              <text:p text:style-name="P182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03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6">Здесь слайд 30: if-elsif-elsif-elsif-else-end</text:p>
      <text:p text:style-name="P76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3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2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3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7">expression-that-is-</text:span><text:span text:style-name="T15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1">i=0, j=0 </text:p>
      <text:p text:style-name="P111">i=1, j=1 </text:p>
      <text:p text:style-name="P111">i=2, j=3 </text:p>
      <text:p text:style-name="P41">&gt;&gt;&gt; Почему цикл не пошел на следующую итерацию?</text:p>
      <text:p text:style-name="P111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0"/>
          </table:table-cell>
          <table:table-cell table:style-name="Table37.A2" office:value-type="string">
            <text:p text:style-name="P120"/>
          </table:table-cell>
          <table:table-cell table:style-name="Table37.A2" office:value-type="string">
            <text:p text:style-name="P120"/>
          </table:table-cell>
          <table:table-cell table:style-name="Table37.D2" office:value-type="string">
            <text:p text:style-name="P120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2">String#chomp String#chomp!</text:p>
      <text:p text:style-name="P112">String#chop <text:s text:c="3"/>String#chop!</text:p>
      <text:p text:style-name="P112">String#strip <text:s text:c="4"/>String#strip!</text:p>
      <text:p text:style-name="P73"/>
      <text:p text:style-name="P77">Задание test_numbers.rb</text:p>
      <text:p text:style-name="P77"/>
      <text:p text:style-name="P73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19">us</text:span><text:span text:style-name="T19">e</text:span><text:span text:style-name="T19">r</text:span>/bin/ruby</text:p>
      <text:p text:style-name="P2"/>
      <text:p text:style-name="P2">while line = gets</text:p>
      <text:p text:style-name="P2"><text:s text:c="4"/><text:span text:style-name="T17">line = </text:span><text:span text:style-name="T1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19">elseif</text:span> line &lt; 0 <text:s/><text:span text:style-name="T18"># line is a string</text:span></text:p>
      <text:p text:style-name="P2"><text:s text:c="7"/>puts line + “ is a negative number”</text:p>
      <text:p text:style-name="P2"><text:s text:c="4"/><text:span text:style-name="T18">elseif</text:span> line == “0”</text:p>
      <text:p text:style-name="P2"><text:s text:c="7"/>puts line + “ is zero”</text:p>
      <text:p text:style-name="P2"><text:s text:c="4"/><text:span text:style-name="T18">elseif</text:span> # should be else</text:p>
      <text:p text:style-name="P2"><text:s text:c="7"/>puts “#{line} is a negative number”</text:p>
      <text:p text:style-name="P2"><text:s text:c="4"/># <text:span text:style-name="T1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3"/>
      <text:p text:style-name="P73"/>
      <text:p text:style-name="P23"/>
      <text:p text:style-name="P1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3">Решение задач</text:p>
          </table:table-cell>
          <table:table-cell table:style-name="Table2.A1" office:value-type="string">
            <text:p text:style-name="P124">Занятие 4</text:p>
            <text:p text:style-name="P124">(60 мин)</text:p>
          </table:table-cell>
        </table:table-row>
      </table:table>
      <text:p text:style-name="P23"/>
      <text:p text:style-name="P23">Вопросы:</text:p>
      <text:p text:style-name="P23"/>
      <text:list xml:id="list1496155502" text:style-name="L17">
        <text:list-item>
          <text:p text:style-name="P184">На что влияет тип данных?</text:p>
        </text:list-item>
        <text:list-item>
          <text:p text:style-name="P184">Как Руби знает, к какому типу относится тот или иной программный объект?</text:p>
        </text:list-item>
      </text:list>
      <text:list xml:id="list2010420113" text:style-name="L18">
        <text:list-item>
          <text:p text:style-name="P215">В двойных/одинарных кавычках это … ? – String</text:p>
        </text:list-item>
        <text:list-item>
          <text:p text:style-name="P215">В квадратных скобках это … ? – Array</text:p>
        </text:list-item>
        <text:list-item>
          <text:p text:style-name="P215">В фигурный скобках это ... ? -- Hash</text:p>
        </text:list-item>
        <text:list-item>
          <text:p text:style-name="P215">Как задать диапазон? – .. или ...</text:p>
        </text:list-item>
      </text:list>
      <text:list xml:id="list1775811670" text:continue-list="list1496155502" text:style-name="L17">
        <text:list-item>
          <text:p text:style-name="P184">Можно ли изменить тип переменной в программе?</text:p>
        </text:list-item>
        <text:list-item>
          <text:p text:style-name="P184">Назовите некоторые методы, которые преобразуют объект к другому типу? – (to_s, to_i, to_f, to_a)</text:p>
        </text:list-item>
        <text:list-item>
          <text:p text:style-name="P18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84">Что такое интерполяция и где ее использовать?</text:p>
        </text:list-item>
        <text:list-item>
          <text:p text:style-name="P184">Почему оператор условия if называется оператором ветвления?</text:p>
        </text:list-item>
        <text:list-item>
          <text:p text:style-name="P184">Сколько веток и какие могут быть в if?</text:p>
        </text:list-item>
        <text:list-item>
          <text:p text:style-name="P184">Имеет ли значение порядок ветвей в if?</text:p>
        </text:list-item>
        <text:list-item>
          <text:p text:style-name="P184">Назовите операторы сравнения: </text:p>
        </text:list-item>
      </text:list>
      <text:list xml:id="list169603135" text:style-name="L19">
        <text:list-item>
          <text:p text:style-name="P216">ответ: &lt; &gt; == !=</text:p>
        </text:list-item>
      </text:list>
      <text:list xml:id="list99008526" text:continue-list="list1775811670" text:style-name="L17">
        <text:list-item>
          <text:p text:style-name="P18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84">Почему то, что возвращает оператор =~ , можно использовать в условии?</text:p>
        </text:list-item>
        <text:list-item>
          <text:p text:style-name="P184">Что у руби является true и что false?</text:p>
        </text:list-item>
        <text:list-item>
          <text:p text:style-name="P184">Зачем нужны циклы?</text:p>
        </text:list-item>
        <text:list-item>
          <text:p text:style-name="P184">При каком условии выполняется тело цикла while? Сколько раз он выполняется?</text:p>
        </text:list-item>
        <text:list-item>
          <text:p text:style-name="P184">Когда заканчивается цикл while?</text:p>
        </text:list-item>
        <text:list-item>
          <text:p text:style-name="P184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44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0"/>
          </table:table-cell>
          <table:covered-table-cell/>
          <table:table-cell table:style-name="Table3.A1" table:number-columns-spanned="2" office:value-type="string">
            <text:p text:style-name="P121">Gold corpus</text:p>
          </table:table-cell>
          <table:covered-table-cell/>
          <table:table-cell table:style-name="Table3.E1" office:value-type="string">
            <text:p text:style-name="P12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1">True (<text:span text:style-name="T20">NP</text:span>)</text:p>
          </table:table-cell>
          <table:table-cell table:style-name="Table3.C2" office:value-type="string">
            <text:p text:style-name="P121">False (<text:span text:style-name="T20">non-NP</text:span>)</text:p>
          </table:table-cell>
          <table:table-cell table:style-name="Table3.E2" office:value-type="string">
            <text:p text:style-name="P120"/>
          </table:table-cell>
        </table:table-row>
        <table:table-row>
          <table:table-cell table:style-name="Table3.C2" table:number-rows-spanned="2" office:value-type="string">
            <text:p text:style-name="P120">Auto</text:p>
          </table:table-cell>
          <table:table-cell table:style-name="Table3.C2" office:value-type="string">
            <text:p text:style-name="P120">Positive (<text:span text:style-name="T18">NP</text:span>)</text:p>
          </table:table-cell>
          <table:table-cell table:style-name="Table3.C2" office:value-type="string">
            <text:p text:style-name="P120">tp: <text:span text:style-name="T18">NP</text:span> = <text:span text:style-name="T20">NP</text:span></text:p>
          </table:table-cell>
          <table:table-cell table:style-name="Table3.C2" office:value-type="string">
            <text:p text:style-name="P120">fp: <text:span text:style-name="T18">NP</text:span> != <text:span text:style-name="T20">non-NP</text:span></text:p>
          </table:table-cell>
          <table:table-cell table:style-name="Table3.E2" office:value-type="string">
            <text:p text:style-name="P120">--&gt; precision</text:p>
          </table:table-cell>
        </table:table-row>
        <table:table-row>
          <table:covered-table-cell/>
          <table:table-cell table:style-name="Table3.C2" office:value-type="string">
            <text:p text:style-name="P120">Negative (<text:span text:style-name="T18">non-NP</text:span>)</text:p>
          </table:table-cell>
          <table:table-cell table:style-name="Table3.C2" office:value-type="string">
            <text:p text:style-name="P120">fn: <text:span text:style-name="T18">non-NP </text:span><text:span text:style-name="T21">!= </text:span><text:span text:style-name="T20">NP</text:span></text:p>
          </table:table-cell>
          <table:table-cell table:style-name="Table3.C2" office:value-type="string">
            <text:p text:style-name="P120"><text:span text:style-name="T21">tn: </text:span><text:span text:style-name="T18">non-NP</text:span> = <text:span text:style-name="T20">non-NP</text:span></text:p>
          </table:table-cell>
          <table:table-cell table:style-name="Table3.E2" office:value-type="string">
            <text:p text:style-name="P120"/>
          </table:table-cell>
        </table:table-row>
        <table:table-row>
          <table:table-cell table:style-name="Table3.C2" office:value-type="string">
            <text:p text:style-name="P120"/>
          </table:table-cell>
          <table:table-cell table:style-name="Table3.C2" office:value-type="string">
            <text:p text:style-name="P120"/>
          </table:table-cell>
          <table:table-cell table:style-name="Table3.C2" office:value-type="string">
            <text:p text:style-name="P120">--&gt; recall</text:p>
          </table:table-cell>
          <table:table-cell table:style-name="Table3.C2" office:value-type="string">
            <text:p text:style-name="P120"/>
          </table:table-cell>
          <table:table-cell table:style-name="Table3.E2" office:value-type="string">
            <text:p text:style-name="P120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1">Сравнение</text:p>
          </table:table-cell>
          <table:table-cell table:style-name="Table4.A1" office:value-type="string">
            <text:p text:style-name="P121">Gold</text:p>
          </table:table-cell>
          <table:table-cell table:style-name="Table4.A1" office:value-type="string">
            <text:p text:style-name="P121">Auto</text:p>
          </table:table-cell>
          <table:table-cell table:style-name="Table4.D1" office:value-type="string">
            <text:p text:style-name="P121">Класс</text:p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3">
            <text:p text:style-name="P12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0"/>
          </table:table-cell>
        </table:table-row>
        <table:table-row>
          <table:table-cell table:style-name="Table4.A2" office:value-type="string">
            <text:p text:style-name="P120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0"/>
          </table:table-cell>
        </table:table-row>
      </table:table>
      <text:p text:style-name="P23"/>
      <text:p text:style-name="P104">Accuracy: (tp + tn) / (tp + tn + fp + fn)</text:p>
      <text:p text:style-name="P104"/>
      <text:p text:style-name="P104"/>
      <text:p text:style-name="P104">Precision: tp / (tp + fp)</text:p>
      <text:p text:style-name="P104"/>
      <text:p text:style-name="P104">Recall: tp / (tp + fn)</text:p>
      <text:p text:style-name="P73"/>
      <text:p text:style-name="P93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4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3">Решение задач</text:p>
            <text:p text:style-name="P123">lesson.04/precision</text:p>
            <text:p text:style-name="P123">lesson.04.tasks/task.{02,03}</text:p>
          </table:table-cell>
          <table:table-cell table:style-name="Table5.A1" office:value-type="string">
            <text:p text:style-name="P124">Занятие 6</text:p>
            <text:p text:style-name="P124">(60 мин)</text:p>
          </table:table-cell>
        </table:table-row>
      </table:table>
      <text:p text:style-name="P23"/>
      <text:p text:style-name="P23">Раздаточный материал:</text:p>
      <text:list xml:id="list339282108" text:style-name="L20">
        <text:list-item>
          <text:p text:style-name="P185">lesson.06.tar.bz2</text:p>
        </text:list-item>
        <text:list-item>
          <text:p text:style-name="P185"/>
        </text:list-item>
        <text:list-item>
          <text:p text:style-name="P185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3">Разбор заданий</text:p>
            <text:p text:style-name="P123">Массивы</text:p>
            <text:p text:style-name="P123"/>
          </table:table-cell>
          <table:table-cell table:style-name="Table6.A1" office:value-type="string">
            <text:p text:style-name="P124">Занятие 7</text:p>
            <text:p text:style-name="P124"/>
          </table:table-cell>
        </table:table-row>
      </table:table>
      <text:p text:style-name="P23"/>
      <text:p text:style-name="P32">Раздаточный материал</text:p>
      <text:p text:style-name="P32"/>
      <text:list xml:id="list491985779" text:style-name="L21">
        <text:list-item>
          <text:p text:style-name="P191">lesson.07.tar.bz2</text:p>
        </text:list-item>
        <text:list-item>
          <text:p text:style-name="P193">dictester.all.tar.bz2 (дапм всего DicTester --all)</text:p>
        </text:list-item>
        <text:list-item>
          <text:p text:style-name="P193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577162285" text:style-name="L22">
        <text:list-item>
          <text:p text:style-name="P186">правильное VBD заканчиватся на ED: confuse -&gt; confused</text:p>
        </text:list-item>
        <text:list-item>
          <text:p text:style-name="P186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04">Verbs (VB) in dictionary: 11785 </text:p>
      <text:p text:style-name="P104">Regular/irregular VBD: 8948/280 (= 9228 в сумме)</text:p>
      <text:p text:style-name="P23"/>
      <text:p text:style-name="P23">Если есть отличия,</text:p>
      <text:list xml:id="list690687300" text:style-name="L23">
        <text:list-item>
          <text:p text:style-name="P187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3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45">p.55 и lesson.14 в старом курсе, можно взять без изменений</text:p>
      <text:p text:style-name="P145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14">letters = [“a”, “b”, “c”, “d”, “e”]</text:p>
      <text:p text:style-name="P114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0">ключ/индекс</text:p>
          </table:table-cell>
          <table:table-cell table:style-name="Table27.B2" office:value-type="string">
            <text:p text:style-name="P120">значение</text:p>
          </table:table-cell>
        </table:table-row>
        <table:table-row>
          <table:table-cell table:style-name="Table27.A3" office:value-type="float" office:value="0">
            <text:p text:style-name="P120">0</text:p>
          </table:table-cell>
          <table:table-cell table:style-name="Table27.B2" office:value-type="string">
            <text:p text:style-name="P120">“a”</text:p>
          </table:table-cell>
        </table:table-row>
        <table:table-row>
          <table:table-cell table:style-name="Table27.A3" office:value-type="float" office:value="1">
            <text:p text:style-name="P120">1</text:p>
          </table:table-cell>
          <table:table-cell table:style-name="Table27.B2" office:value-type="string">
            <text:p text:style-name="P120">“b”</text:p>
          </table:table-cell>
        </table:table-row>
        <table:table-row>
          <table:table-cell table:style-name="Table27.A3" office:value-type="float" office:value="2">
            <text:p text:style-name="P120">2</text:p>
          </table:table-cell>
          <table:table-cell table:style-name="Table27.B2" office:value-type="string">
            <text:p text:style-name="P120">“c”</text:p>
          </table:table-cell>
        </table:table-row>
        <table:table-row>
          <table:table-cell table:style-name="Table27.A3" office:value-type="float" office:value="3">
            <text:p text:style-name="P120">3</text:p>
          </table:table-cell>
          <table:table-cell table:style-name="Table27.B2" office:value-type="string">
            <text:p text:style-name="P120">“d”</text:p>
          </table:table-cell>
        </table:table-row>
        <text:soft-page-break/>
        <table:table-row>
          <table:table-cell table:style-name="Table27.A3" office:value-type="float" office:value="4">
            <text:p text:style-name="P120">4</text:p>
          </table:table-cell>
          <table:table-cell table:style-name="Table27.B2" office:value-type="string">
            <text:p text:style-name="P120">“e”</text:p>
          </table:table-cell>
        </table:table-row>
        <table:table-row>
          <table:table-cell table:style-name="Table27.A3" office:value-type="float" office:value="5">
            <text:p text:style-name="P120">5</text:p>
          </table:table-cell>
          <table:table-cell table:style-name="Table27.B2" office:value-type="string">
            <text:p text:style-name="P120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14">letters[0] #=&gt; “a”</text:p>
      <text:p text:style-name="P114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14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14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14">letters = %w{a b c d e}</text:p>
      <text:p text:style-name="P114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14">letters = Array.new <text:s text:c="2"/># синоним letters = []</text:p>
      <text:p text:style-name="P114"/>
      <text:p text:style-name="P60">Здесь .new это название метода, создающего новый экземпляр массива. Этот метод называется <text:span text:style-name="T16">конструктором</text:span>.</text:p>
      <text:p text:style-name="P60"/>
      <text:p text:style-name="P60">Добавление элемента в конец массива</text:p>
      <text:p text:style-name="P60"/>
      <text:p text:style-name="P114">letters &lt;&lt; “a”</text:p>
      <text:p text:style-name="P114">letters &lt;&lt; “a” &lt;&lt; “b” &lt;&lt; “c”</text:p>
      <text:p text:style-name="P60"/>
      <text:p text:style-name="P60">синонимы</text:p>
      <text:p text:style-name="P114"/>
      <text:p text:style-name="P114">letters.push “k”</text:p>
      <text:p text:style-name="P114">letters.push(“k”, “l”, “m”)</text:p>
      <text:p text:style-name="P114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4"/>
      <text:p text:style-name="P60"><text:span text:style-name="T22">Вопрос: </text:span><text:span text:style-name="T22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5"><text:tab/>letters[1..3] = [1,2] <text:s text:c="2"/>=&gt;<text:span text:style-name="T22"> ["a", 1, 2, "e", "f", "g", "h"]</text:span></text:p>
      <text:p text:style-name="P86"/>
      <text:p text:style-name="P86">Вопрос: Какой вид будет иметь массив после следующих действий?</text:p>
      <text:p text:style-name="P86"/>
      <text:p text:style-name="P86">numbers = (0...10).to_a <text:s text:c="28"/>=&gt; [0, 1, 2, 3, 4, 5, 6, 7, 8, 9]</text:p>
      <text:p text:style-name="P86">numbers[2..4] = [[2, 'dos'], [3, 'tres']]</text:p>
      <text:p text:style-name="P86">numbers <text:s text:c="51"/>=&gt; [0, 1, [2, "dos"], [3, "tres"], 5, 6, 7, 8, 9]</text:p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3">Решение задач</text:p>
            <text:p text:style-name="P123"/>
          </table:table-cell>
          <table:table-cell table:style-name="Table7.A1" office:value-type="string">
            <text:p text:style-name="P124">Занятие 8</text:p>
            <text:p text:style-name="P124">(90 минут)</text:p>
          </table:table-cell>
        </table:table-row>
      </table:table>
      <text:p text:style-name="P154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931148881" text:style-name="L24">
        <text:list-item>
          <text:p text:style-name="P188">lesson.08.tar.bz2</text:p>
        </text:list-item>
        <text:list-item>
          <text:p text:style-name="P188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235342180" text:style-name="L25">
        <text:list-item>
          <text:p text:style-name="P192">Что есть массив и в чем его отличие от просто переменной?</text:p>
        </text:list-item>
        <text:list-item>
          <text:p text:style-name="P192">Как объявить массив? Зачем объявлять массив?</text:p>
        </text:list-item>
        <text:list-item>
          <text:p text:style-name="P192">Как создать массив? Как создать массив строк?</text:p>
        </text:list-item>
        <text:list-item>
          <text:p text:style-name="P19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192">Как получить содержимое какой-то ячейки массива? И как положить значение в ячейку?</text:p>
        </text:list-item>
        <text:list-item>
          <text:p text:style-name="P192">Можно ли получать или назначать значения сразу нескольким элементам массива?</text:p>
        </text:list-item>
        <text:list-item>
          <text:p text:style-name="P19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19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192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3">Итераторы (в массивах)</text:p>
            <text:p text:style-name="P123">Цикл for</text:p>
            <text:p text:style-name="P123">Другие методы массивов</text:p>
          </table:table-cell>
          <table:table-cell table:style-name="Table8.A1" office:value-type="string">
            <text:p text:style-name="P124">Занятие 9</text:p>
            <text:p text:style-name="P124">(90 минут)</text:p>
          </table:table-cell>
        </table:table-row>
      </table:table>
      <text:p text:style-name="P73"/>
      <text:p text:style-name="P36">Раздаточный материал</text:p>
      <text:p text:style-name="P36"/>
      <text:list xml:id="list224166946" text:style-name="L26">
        <text:list-item>
          <text:p text:style-name="P189">lesson.09.tar.bz2</text:p>
        </text:list-item>
        <text:list-item>
          <text:p text:style-name="P189">колода карт (для объяснения итераторов)</text:p>
        </text:list-item>
      </text:list>
      <text:p text:style-name="P73"/>
      <text:p text:style-name="P78">Вопросы</text:p>
      <text:p text:style-name="P78"/>
      <text:list xml:id="list141303198" text:style-name="L27">
        <text:list-item>
          <text:p text:style-name="P190">Сколько времени в неделю вы тратить на rufsl (ДЗ, повторение слайдов).</text:p>
        </text:list-item>
      </text:list>
      <text:p text:style-name="P74"/>
      <text:p text:style-name="P55">Итераторы</text:p>
      <text:p text:style-name="P40"/>
      <text:p text:style-name="P86">Объяснение работы итераторов на примере карт</text:p>
      <text:p text:style-name="P86"><text:tab/>два человека</text:p>
      <text:p text:style-name="P86"><text:tab/>один - итератор each</text:p>
      <text:p text:style-name="P86"><text:tab/>другой - блок</text:p>
      <text:p text:style-name="P86"><text:tab/>первый - выдает одну карту</text:p>
      <text:p text:style-name="P86"><text:tab/>другой - что-то с ней делает: красные налево, черные направо</text:p>
      <text:p text:style-name="P86"><text:tab/>первый - выдает другую карту</text:p>
      <text:p text:style-name="P86"><text:tab/>другой - ….</text:p>
      <text:p text:style-name="P86"/>
      <text:p text:style-name="P86">То есть, управление поочередно передается от одного метода к другому.</text:p>
      <text:p text:style-name="P86"/>
      <text:p text:style-name="P86">Разобрать итераторы</text:p>
      <text:p text:style-name="P86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14">52 words of length 1 </text:p>
      <text:p text:style-name="P114">183 words of length 2 </text:p>
      <text:p text:style-name="P114">838 words of length 3 </text:p>
      <text:p text:style-name="P114"/>
      <text:p text:style-name="P60">ответ: word_lengths/word_lengths_1.rb</text:p>
      <text:p text:style-name="P60"/>
      <text:p text:style-name="P60">!!! <text:span text:style-name="T1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3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523286069" text:style-name="L28">
        <text:list-item>
          <text:p text:style-name="P159">метод Kernel#load</text:p>
        </text:list-item>
        <text:list-item>
          <text:p text:style-name="P159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6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7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3">Разбор заданий</text:p>
            <text:p text:style-name="P123">Array#map</text:p>
            <text:p text:style-name="P123"/>
          </table:table-cell>
          <table:table-cell table:style-name="Table9.A1" office:value-type="string">
            <text:p text:style-name="P124">Занятие 10</text:p>
            <text:p text:style-name="P124">(90 минут)</text:p>
          </table:table-cell>
        </table:table-row>
      </table:table>
      <text:p text:style-name="P60"/>
      <text:p text:style-name="P125">Раздаточный материал</text:p>
      <text:p text:style-name="P125"/>
      <text:list xml:id="list252751488" text:style-name="L29">
        <text:list-item>
          <text:p text:style-name="P218">lesson.10.tar.bz2</text:p>
        </text:list-item>
      </text:list>
      <text:p text:style-name="P123"/>
      <text:p text:style-name="P125">Вопросы</text:p>
      <text:p text:style-name="P125"/>
      <text:list xml:id="list280039675" text:style-name="L30">
        <text:list-item>
          <text:p text:style-name="P221">Сколько времени ушло на ДЗ на этой неделе?</text:p>
        </text:list-item>
        <text:list-item>
          <text:p text:style-name="P221">Просмотрели ли презентацию до конца и есть ли вопросы? Что стоит рассмотреть сейчас?</text:p>
        </text:list-item>
        <text:list-item>
          <text:p text:style-name="P221">Что общего в методах, имена которых оканчиваются на знак вопроса?</text:p>
        </text:list-item>
        <text:list-item>
          <text:p text:style-name="P221">О чем говорит знак ! в имени метода?</text:p>
        </text:list-item>
        <text:list-item>
          <text:p text:style-name="P221">Все ли методы, оканчивающиеся на ! изменяют объект, к которому применяются?</text:p>
        </text:list-item>
        <text:list-item>
          <text:p text:style-name="P221">Назовите какие-нибудь методы объектов класса Array? И что они делают?</text:p>
        </text:list-item>
        <text:list-item>
          <text:p text:style-name="P221">Как преобразовать массив к строке (например, чтобы вывести его на печать)? -- to_s и join</text:p>
        </text:list-item>
      </text:list>
      <text:p text:style-name="P123"/>
      <text:p text:style-name="P123"/>
      <text:p text:style-name="P126">Разбор задания word_lengths_1.rb</text:p>
      <text:p text:style-name="P126"/>
      <text:p text:style-name="P128">см. lesson.10/word_lengths/</text:p>
      <text:p text:style-name="P128"/>
      <text:p text:style-name="P127">Результаты могут отличаться в зависимости от того, в какой кодировке приходит текст и как руби распознает эту кодировку.</text:p>
      <text:p text:style-name="P127"/>
      <text:p text:style-name="P127">кодировка файла data/words.txt UTF-8</text:p>
      <text:p text:style-name="P127"/>
      <text:list xml:id="list331993959" text:style-name="L31">
        <text:list-item>
          <text:p text:style-name="P222">lengths.with_cp1252 - <text:s/>длины вычислены неправильно</text:p>
        </text:list-item>
        <text:list-item>
          <text:p text:style-name="P22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27"/>
      <text:p text:style-name="P126">Разбор задания word_lengths_2.rb</text:p>
      <text:p text:style-name="P126"/>
      <text:p text:style-name="P134">Нарисовать красивую картинку, показывающую структуру данных</text:p>
      <text:p text:style-name="P134"/>
      <text:p text:style-name="P123">Обращение к элементу вложенного массива</text:p>
      <text:p text:style-name="P123"><text:tab/>lengths[i][j]</text:p>
      <text:p text:style-name="P123"/>
      <text:p text:style-name="P126">Разбор задания extract_nth_sentence.rb</text:p>
      <text:p text:style-name="P126"/>
      <text:p text:style-name="P128">Вопросы:</text:p>
      <text:list xml:id="list860851414" text:style-name="L32">
        <text:list-item>
          <text:p text:style-name="P224">Как определить каждое 10е предложение в тексте?</text:p>
        </text:list-item>
        <text:list-item>
          <text:p text:style-name="P224">Нужно ли накапливать предложения?</text:p>
        </text:list-item>
      </text:list>
      <text:p text:style-name="P128"/>
      <text:p text:style-name="P128">Что если использовать остаток от деления? Будет ли тот же результат?</text:p>
      <text:p text:style-name="P128"/>
      <text:p text:style-name="P128"><text:soft-page-break/><text:tab/>c_in % 10 == 0</text:p>
      <text:p text:style-name="P123"/>
      <text:p text:style-name="P123">&gt;&gt;&gt; могут быть отличия из-за 0 % 10 =&gt; 0</text:p>
      <text:p text:style-name="P123"/>
      <text:p text:style-name="P123">показать скрипт extract_nth_sentence_with_options.rb</text:p>
      <text:list xml:id="list2107213077" text:style-name="L33">
        <text:list-item>
          <text:p text:style-name="P219">глобальная переменная @nth</text:p>
        </text:list-item>
        <text:list-item>
          <text:p text:style-name="P219">внешняя библиотека optparse</text:p>
        </text:list-item>
        <text:list-item>
          <text:p text:style-name="P219">опция --help</text:p>
        </text:list-item>
        <text:list-item>
          <text:p text:style-name="P219">опция --each-nth=NUMBER</text:p>
        </text:list-item>
      </text:list>
      <text:p text:style-name="P123"/>
      <text:p text:style-name="P126">Разобрать непонятные слайды</text:p>
      <text:p text:style-name="P126"/>
      <text:p text:style-name="P123">Те слайды, которые были даны на самостоятельное изучение.</text:p>
      <text:p text:style-name="P123"/>
      <text:p text:style-name="P126">Отображение множества</text:p>
      <text:p text:style-name="P126"/>
      <text:p text:style-name="P129">Картинка 1: два множества, слева символы в нижнем регистре, справа - в верхнем</text:p>
      <text:p text:style-name="P130"/>
      <text:p text:style-name="P130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29">Картинка 2: два множества, слева слова, справа - длины слов (есть повторы)</text:p>
      <text:p text:style-name="P129"/>
      <text:p text:style-name="P130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95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48"/>
      <text:list xml:id="list1841162148" text:style-name="L34">
        <text:list-item>
          <text:p text:style-name="P217">map <text:s text:c="5"/><text:span text:style-name="T24">map!</text:span></text:p>
        </text:list-item>
        <text:list-item>
          <text:p text:style-name="P217">collect <text:s text:c="2"/><text:span text:style-name="T24">collect!</text:span></text:p>
        </text:list-item>
      </text:list>
      <text:p text:style-name="P149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6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35"><text:soft-page-break/>[“1”, “uno”, “234”, “dos”].map do |el|</text:p>
      <text:p text:style-name="P135"><text:s text:c="4"/>if el =~ /^\d+$/</text:p>
      <text:p text:style-name="P135"><text:s text:c="6"/>el.to_i</text:p>
      <text:p text:style-name="P135"><text:s text:c="4"/>else</text:p>
      <text:p text:style-name="P135"><text:s text:c="6"/>el.upcase</text:p>
      <text:p text:style-name="P135"><text:s text:c="4"/>end</text:p>
      <text:p text:style-name="P135"><text:s text:c="3"/>“HELLO” <text:s/># что произойдет, если добавить эту строку?</text:p>
      <text:p text:style-name="P135">end</text:p>
      <text:p text:style-name="P134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96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7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46"/>
      <text:p text:style-name="P147"/>
      <text:p text:style-name="P150">Задания на Array#map</text:p>
      <text:p text:style-name="P150"/>
      <text:p text:style-name="P15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1"/>
      <text:p text:style-name="P152"><text:tab/>не используя String#gsub на всем предложении</text:p>
      <text:p text:style-name="P147"><text:tab/>можно использовать String#match, Array#index, Array#split, String#gsub</text:p>
      <text:p text:style-name="P147"/>
      <text:p text:style-name="P147"><text:tab/>Что есть в тексте есть фразы as_ well_RB ?</text:p>
      <text:p text:style-name="P147"/>
      <text:p text:style-name="P147">ответ: lesson.10/untag.rb</text:p>
      <text:p text:style-name="P147"/>
      <text:p text:style-name="P147"><text:span text:style-name="T23">Домашнее</text:span><text:span text:style-name="T17"> </text:span>Задание: Даны теггированные релейшны SAO. Необходимо их вывести без тегов.</text:p>
      <text:p text:style-name="P123"/>
      <text:p text:style-name="P123"><text:tab/>? совпадает ли количество полей в SAO до и после?</text:p>
      <text:p text:style-name="P123"><text:tab/>!!! хитрость в том. что split удаляет разделители в конце.</text:p>
      <text:p text:style-name="P123"/>
      <text:p text:style-name="P12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3">Разбор заданий</text:p>
            <text:p text:style-name="P123">Array#all? , Array#any?</text:p>
            <text:p text:style-name="P123">Array#find, Array#select</text:p>
            <text:p text:style-name="P123">Array#sort, Array#sort_by</text:p>
          </table:table-cell>
          <table:table-cell table:style-name="Table10.A1" office:value-type="string">
            <text:p text:style-name="P124">Занятие 11</text:p>
            <text:p text:style-name="P124">(90 минут)</text:p>
          </table:table-cell>
        </table:table-row>
      </table:table>
      <text:p text:style-name="P60"/>
      <text:p text:style-name="P125">Раздаточный материал</text:p>
      <text:p text:style-name="P125"/>
      <text:list xml:id="list1462154754" text:continue-list="list252751488" text:style-name="L29">
        <text:list-item>
          <text:p text:style-name="P218">lesson.11.tar.bz2</text:p>
        </text:list-item>
      </text:list>
      <text:p text:style-name="P123"/>
      <text:p text:style-name="P125">Вопросы</text:p>
      <text:p text:style-name="P125"/>
      <text:list xml:id="list162203775" text:style-name="L35">
        <text:list-item>
          <text:p text:style-name="P223">Сколько времени ушло на ДЗ на этой неделе?</text:p>
        </text:list-item>
        <text:list-item>
          <text:p text:style-name="P223">Для чего предназначен Array#map?</text:p>
        </text:list-item>
        <text:list-item>
          <text:p text:style-name="P223">Есть ли парный опасный метод Array#map! ?</text:p>
        </text:list-item>
        <text:list-item>
          <text:p text:style-name="P223">Чем отличается Array#values_at от Array#slice (Array#[]) ?</text:p>
        </text:list-item>
      </text:list>
      <text:p text:style-name="P127"/>
      <text:p text:style-name="P131">Краткий разбор задания extract_random_subcorpus.2.rb</text:p>
      <text:p text:style-name="P131"/>
      <text:p text:style-name="P127">lesson.10/subcorpus/extract_random_subcorpus.2.rb</text:p>
      <text:p text:style-name="P127"/>
      <text:p text:style-name="P127">нарисовать структуры данных и показать, как одно работает через другое.</text:p>
      <text:p text:style-name="P127"/>
      <text:p text:style-name="P132">Квантор всеобщности и квантор существования?</text:p>
      <text:p text:style-name="P134"/>
      <text:p text:style-name="P135">Array#include? = Array#member?</text:p>
      <text:p text:style-name="P135"/>
      <text:p text:style-name="P135">pets = %w{ bat dog cat cow wombat }</text:p>
      <text:p text:style-name="P135">pets.include?('dog') #=&gt; true</text:p>
      <text:p text:style-name="P135"/>
      <text:p text:style-name="P135">Array#all? – позволяет проверить, что все элементы удовлетворяют некоторому условию.</text:p>
      <text:p text:style-name="P135"/>
      <text:p text:style-name="P135">Например, все ли слова содержат букву “a”</text:p>
      <text:p text:style-name="P135"/>
      <text:p text:style-name="P135">pets.all? {|pet|</text:p>
      <text:p text:style-name="P135"><text:tab/>pet =~ /a/</text:p>
      <text:p text:style-name="P135">}</text:p>
      <text:p text:style-name="P135"/>
      <text:p text:style-name="P135">#=&gt; false</text:p>
      <text:p text:style-name="P135"/>
      <text:p text:style-name="P135">Вопрос: Каким будет результат следующей операции?</text:p>
      <text:p text:style-name="P135"/>
      <text:p text:style-name="P135">pets.all? {|pet|</text:p>
      <text:p text:style-name="P135"><text:tab/>pet =~ /[ieaou]/</text:p>
      <text:p text:style-name="P135">}</text:p>
      <text:p text:style-name="P135"/>
      <text:p text:style-name="P135">#=&gt; true.</text:p>
      <text:p text:style-name="P135"/>
      <text:p text:style-name="P135"><text:s/></text:p>
      <text:p text:style-name="P135">Array#any? – проверяет, есть ли <text:span text:style-name="T1">хотя бы один</text:span> элемент, удовлетворяющий данному условию.</text:p>
      <text:p text:style-name="P135"/>
      <text:p text:style-name="P135"><text:soft-page-break/>tags = [“NN”, “VBG”, “JJing”]</text:p>
      <text:p text:style-name="P135"/>
      <text:p text:style-name="P135">Надо выполнить что-либо, если у слова есть глагольные теги.</text:p>
      <text:p text:style-name="P135"/>
      <text:p text:style-name="P135">плохо</text:p>
      <text:p text:style-name="P135"/>
      <text:p text:style-name="P135">if tags.include?(“VB”) || tags.include?(“VBZ”)</text:p>
      <text:p text:style-name="P135"><text:s text:c="3"/>|| tags.include?(“VBD”) || tags.include?(“VBN”)</text:p>
      <text:p text:style-name="P135"><text:s text:c="3"/>|| tags.include?(“VBG”)</text:p>
      <text:p text:style-name="P135">then</text:p>
      <text:p text:style-name="P135"><text:s text:c="3"/># do smthing</text:p>
      <text:p text:style-name="P135">end</text:p>
      <text:p text:style-name="P135"/>
      <text:p text:style-name="P135">лучше, но все еще не очень хорошо: громоздко</text:p>
      <text:p text:style-name="P135"/>
      <text:p text:style-name="P135">tags.each do |tag|</text:p>
      <text:p text:style-name="P135"><text:tab/>if tag =~ /^V/</text:p>
      <text:p text:style-name="P135"><text:tab/><text:tab/># do smthing</text:p>
      <text:p text:style-name="P135"><text:tab/><text:tab/># ...</text:p>
      <text:p text:style-name="P135"><text:tab/><text:tab/>break <text:s/># Вопрос: зачем здесь break?</text:p>
      <text:p text:style-name="P135"><text:tab/>end</text:p>
      <text:p text:style-name="P135">end</text:p>
      <text:p text:style-name="P135"/>
      <text:p text:style-name="P135">правильно</text:p>
      <text:p text:style-name="P135"/>
      <text:p text:style-name="P135">if tags.any? { |tag| tag =~ /^V/ }</text:p>
      <text:p text:style-name="P135"><text:s text:c="4"/># do something</text:p>
      <text:p text:style-name="P135">end </text:p>
      <text:p text:style-name="P135"/>
      <text:p text:style-name="P135">Другие способы проверить наличие элемента в массиве</text:p>
      <text:p text:style-name="P135"/>
      <text:p text:style-name="P135">pets = %w{ bat dog cat cow wombat }</text:p>
      <text:p text:style-name="P135"/>
      <text:p text:style-name="P135">Объясните, почему это работает?</text:p>
      <text:p text:style-name="P135"/>
      <text:p text:style-name="P135">if pets.index('bat')</text:p>
      <text:p text:style-name="P135"><text:s text:c="4"/># мы здесь</text:p>
      <text:p text:style-name="P135">end</text:p>
      <text:p text:style-name="P135"/>
      <text:p text:style-name="P135">if pets.index('aircraft')</text:p>
      <text:p text:style-name="P135"><text:s text:c="4"/># сюда мы не попадем</text:p>
      <text:p text:style-name="P135">end</text:p>
      <text:p text:style-name="P135"/>
      <text:p text:style-name="P135">Array#index(val) – возвращает положение самой левой (первой) встречи val</text:p>
      <text:p text:style-name="P135">Array#rindex(val) – самой правой (последней)</text:p>
      <text:p text:style-name="P135">возвращаемый номер позиции всегда от начала слова (то есть, слева)</text:p>
      <text:p text:style-name="P135">Аналогичным образом работают эти же методы для класса String</text:p>
      <text:p text:style-name="P135">String#index</text:p>
      <text:p text:style-name="P135">String#rindex</text:p>
      <text:p text:style-name="P135"/>
      <text:p text:style-name="P135">Закончите код</text:p>
      <text:p text:style-name="P135"/>
      <text:p text:style-name="P135"><text:soft-page-break/>if “abrakadabra”.index(“k”) …</text:p>
      <text:p text:style-name="P135"><text:tab/>puts “В этом слове одна буква k”</text:p>
      <text:p text:style-name="P135">end</text:p>
      <text:p text:style-name="P135"/>
      <text:p text:style-name="P135">ответ</text:p>
      <text:p text:style-name="P135">if “abrakadabra”.index(“k”) == “abrakadabra”.rindex(“k”) <text:s/># 4 == 4</text:p>
      <text:p text:style-name="P135"><text:tab/>puts “В этом слове одна буква k”</text:p>
      <text:p text:style-name="P135">end</text:p>
      <text:p text:style-name="P135"/>
      <text:p text:style-name="P135">if “abrakadabra”.index(“b”) ...</text:p>
      <text:p text:style-name="P135"><text:tab/>puts “В этом слове больше одной буквы b”</text:p>
      <text:p text:style-name="P135">end</text:p>
      <text:p text:style-name="P135"/>
      <text:p text:style-name="P135">ответ</text:p>
      <text:p text:style-name="P135"/>
      <text:p text:style-name="P135">if “abrakadabra”.index(“b”) != “abrakadabra”.rindex(“b”) # 1 != 8</text:p>
      <text:p text:style-name="P135"><text:tab/>puts “В этом слове больше одной буквы b”</text:p>
      <text:p text:style-name="P135">end</text:p>
      <text:p text:style-name="P135"/>
      <text:p text:style-name="P135"/>
      <text:p text:style-name="P133">Задания</text:p>
      <text:p text:style-name="P133"/>
      <text:p text:style-name="P152">Из файла lesson.11/searching/text.txt выведите предложения, содержащие хотя бы одно слово в середине, написанное в Titlecase.</text:p>
      <text:p text:style-name="P135"/>
      <text:p text:style-name="P135">не используя String#=~ на все предложение. представьте предложение в виде массива слов.</text:p>
      <text:p text:style-name="P135"/>
      <text:p text:style-name="P135">ответ: finding/select_sent_with_titlecase_inside.rb</text:p>
      <text:p text:style-name="P135">ответ:finding/select_sent_with_titlecase_inside.2.rb <text:s/>с использованием Array#shift</text:p>
      <text:p text:style-name="P135"/>
      <text:p text:style-name="P138">Selecting element(s)</text:p>
      <text:p text:style-name="P138"/>
      <text:p text:style-name="P136">Как найти и выбрать из массива элемент(ы), удовлетворяющие некоторому условию?</text:p>
      <text:p text:style-name="P136"/>
      <text:p text:style-name="P153"><text:span text:style-name="T23">Даны среднемесячные температуры в г. Надыме. Как</text:span> <text:span text:style-name="T23">найти первую положительную температуру,</text:span></text:p>
      <text:p text:style-name="P136"/>
      <text:p text:style-name="P136"><text:s/>temperatures = [-19.6, -18.2, -11.8, -7.6, 1.2, 10.6, 16.0, 12.1, 4.9, -19, -20, -25]</text:p>
      <text:p text:style-name="P141"/>
      <text:p text:style-name="P137"><text:span text:style-name="T23"><text:s/>temperatures</text:span><text:span text:style-name="T23">.find {|el| el &gt; 0} <text:s/>#=&gt; 1.2</text:span></text:p>
      <text:p text:style-name="P136"/>
      <text:p text:style-name="P136">см. selecting/first_warm_month_temp.rb</text:p>
      <text:p text:style-name="P141"/>
      <text:p text:style-name="P135"><text:s/>см также Array#find <text:s/>= <text:s/>Array#detect</text:p>
      <text:p text:style-name="P135"><text:s/></text:p>
      <text:p text:style-name="P135">чем Array#find отличается от Array#select?</text:p>
      <text:p text:style-name="P135">Что вернет следующий код?</text:p>
      <text:p text:style-name="P135"/>
      <text:p text:style-name="P137"><text:span text:style-name="T23"><text:s/></text:span><text:span text:style-name="T23">temp</text:span><text:span text:style-name="T23">eratures</text:span><text:span text:style-name="T23">.select {|temp| temp &gt; 0} </text:span></text:p>
      <text:p text:style-name="P136"><text:s/>#=&gt; [1.2, 10.6, 16.0, 12.1, 4.9]</text:p>
      <text:p text:style-name="P137"><text:span text:style-name="T23">то есть, </text:span><text:span text:style-name="T2">массив</text:span><text:span text:style-name="T23"> всех подходящих значений</text:span></text:p>
      <text:p text:style-name="P136"><text:soft-page-break/></text:p>
      <text:p text:style-name="P136">см. также Array#grep</text:p>
      <text:p text:style-name="P139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99">Сортировка по вычисленному значению</text:p>
      <text:p text:style-name="P98"/>
      <text:p text:style-name="P98"><text:tab/>sort_by, sort_by!</text:p>
      <text:p text:style-name="P98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3">Пользовательские методы</text:p>
          </table:table-cell>
          <table:table-cell table:style-name="Таблица3.A1" office:value-type="string">
            <text:p text:style-name="P124">Занятие 12</text:p>
            <text:p text:style-name="P124">(90 минут)</text:p>
          </table:table-cell>
        </table:table-row>
      </table:table>
      <text:p text:style-name="P8"/>
      <text:p text:style-name="P125">Раздаточный материал</text:p>
      <text:p text:style-name="P125"/>
      <text:list xml:id="list1317160223" text:continue-list="list1462154754" text:style-name="L29">
        <text:list-item>
          <text:p text:style-name="P218">lesson.12.tar.bz2</text:p>
        </text:list-item>
      </text:list>
      <text:p text:style-name="P123"/>
      <text:p text:style-name="P126">Вопросы</text:p>
      <text:list xml:id="list369186986" text:style-name="L36">
        <text:list-header>
          <text:p text:style-name="P225"/>
        </text:list-header>
        <text:list-item>
          <text:p text:style-name="P22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20">Метод sort оперирует двумя аргументами (они в |a,b|). Что это за аргументы?</text:p>
        </text:list-item>
        <text:list-item>
          <text:p text:style-name="P22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20">Как Array#sort отсортирует массив массивов?</text:p>
        </text:list-item>
        <text:list-item>
          <text:p text:style-name="P220">Чем отличается Array#sort_by от Array#sort ?</text:p>
        </text:list-item>
        <text:list-item>
          <text:p text:style-name="P220">Чем отличаются методы Array#all? и Array#any?</text:p>
        </text:list-item>
        <text:list-item>
          <text:p text:style-name="P227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227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227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220">Почему Array#index/rindex/find можно использовать в условиях? - они возвращают nil, если ничего не найдено</text:p>
        </text:list-item>
        <text:list-item>
          <text:p text:style-name="P227"><text:span text:style-name="T6">Чем отличается Array#find от Array#select</text:span><text:span text:style-name="T6">?</text:span></text:p>
        </text:list-item>
        <text:list-item>
          <text:p text:style-name="P22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23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2030884828" text:style-name="L37">
        <text:list-item>
          <text:p text:style-name="P160">возможность абстрагироваться от деталей реализации</text:p>
        </text:list-item>
        <text:list-item>
          <text:p text:style-name="P160">более читабельный и более легко управляемый код</text:p>
        </text:list-item>
        <text:list-item>
          <text:p text:style-name="P160">возможность повторного использования (code reuse)</text:p>
          <text:p text:style-name="P160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1">def method_name(arg1, arg2....)</text:p>
      <text:p text:style-name="P111"><text:s text:c="3"/># команды</text:p>
      <text:p text:style-name="P111"><text:s text:c="3"/>return ...</text:p>
      <text:p text:style-name="P111">end</text:p>
      <text:p text:style-name="P111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23">см. пример использования методов:</text:p>
      <text:p text:style-name="P123"><text:tab/>methods/extract_random_subcorpus.3.rb</text:p>
      <text:p text:style-name="P123">исследуйте, что делает скрипт:</text:p>
      <text:p text:style-name="P123"><text:tab/>methods/extract_random_subcorpus.4.rb</text:p>
      <text:p text:style-name="P90">&gt;&gt;&gt; выбирает 10% предложений длиной меньше 10 слов и 15 % предложений больше 10 слов. Этот скрипт показывает code reuse</text:p>
      <text:p text:style-name="P90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325104451" text:style-name="L38">
        <text:list-item>
          <text:p text:style-name="P196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196"><text:span text:style-name="T4">по </text:span><text:span text:style-name="T4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3"/>
            <text:p text:style-name="P123">Пользовательские методы</text:p>
          </table:table-cell>
          <table:table-cell table:style-name="Table11.A1" office:value-type="string">
            <text:p text:style-name="P124">Занятие 13</text:p>
            <text:p text:style-name="P124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843816754" text:style-name="L39">
        <text:list-item>
          <text:p text:style-name="P161">lesson.13.tar.bz2</text:p>
        </text:list-item>
      </text:list>
      <text:p text:style-name="P4"/>
      <text:p text:style-name="P11">Вопросы</text:p>
      <text:p text:style-name="P4"/>
      <text:list xml:id="list1073103483" text:style-name="L40">
        <text:list-item>
          <text:p text:style-name="P162">зачем нужны методы?</text:p>
        </text:list-item>
        <text:list-item>
          <text:p text:style-name="P162">что возвращает метод и как он это делает?</text:p>
        </text:list-item>
        <text:list-item>
          <text:p text:style-name="P162">сколько значений может вернуть метод в руби?</text:p>
        </text:list-item>
      </text:list>
      <text:list xml:id="list1457103708" text:style-name="L41">
        <text:list-item>
          <text:p text:style-name="P163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953145658" text:continue-list="list1073103483" text:style-name="L40">
        <text:list-item>
          <text:p text:style-name="P162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2">как взаимодействуют ОДНОИМЕННЫЕ переменные внутри метода с переменными вне этого метода?</text:p>
        </text:list-item>
        <text:list-item>
          <text:p text:style-name="P162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618964643" text:style-name="L42">
        <text:list-item>
          <text:p text:style-name="P164">как задать глобальную переменную (для данного скрипта)? -- $name @name или константа</text:p>
        </text:list-item>
      </text:list>
      <text:list xml:id="list890475052" text:continue-list="list1953145658" text:style-name="L40">
        <text:list-item>
          <text:p text:style-name="P162">можно ли определить метод, который не принимает никаких аргументов?</text:p>
        </text:list-item>
        <text:list-item>
          <text:p text:style-name="P162">как передаются аргументы в метод?</text:p>
        </text:list-item>
      </text:list>
      <text:list xml:id="list1890848870" text:style-name="L43">
        <text:list-item>
          <text:p text:style-name="P165">позиционно</text:p>
        </text:list-item>
        <text:list-item>
          <text:p text:style-name="P165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13">вход:</text:p>
      <text:p text:style-name="P113">I CD/10_NP/10_PP1A/150 love NN/70_VB/60 apples NNS/20</text:p>
      <text:p text:style-name="P113"/>
      <text:p text:style-name="P113">выделить из строки отдельные поля:</text:p>
      <text:p text:style-name="P113">[“I”, “CD/10_NP/10_PP1A/150”, “love”, “NN/70_VB/60”, “apples”, “NNS/20”]</text:p>
      <text:p text:style-name="P113"/>
      <text:p text:style-name="P113">преобразовать множество тегов в одному. не-теги оставить как есть.</text:p>
      <text:p text:style-name="P113">[“I”, “PP1A”, “love”, “NN”, “apples”, “NNS”]</text:p>
      <text:p text:style-name="P113"/>
      <text:p text:style-name="P113">объединить в одну строку:</text:p>
      <text:p text:style-name="P113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313263570" text:style-name="L44">
        <text:list-item>
          <text:p text:style-name="P166"><text:soft-page-break/>использует Array#max_by (см. также Array#max_by)</text:p>
        </text:list-item>
        <text:list-item>
          <text:p text:style-name="P166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378556074" text:style-name="L45">
        <text:list-item>
          <text:p text:style-name="P167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1769984977" text:style-name="L46">
        <text:list-item>
          <text:p text:style-name="P168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680560168" text:style-name="L47">
        <text:list-item>
          <text:p text:style-name="P169">все сжато в одну операцию. так писать нельзя</text:p>
        </text:list-item>
        <text:list-item>
          <text:p text:style-name="P169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1831455156" text:style-name="L48">
        <text:list-item>
          <text:p text:style-name="P170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589665022" text:style-name="L49">
        <text:list-item>
          <text:p text:style-name="P171">использует метод title?</text:p>
        </text:list-item>
        <text:list-item>
          <text:p text:style-name="P171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806906882" text:style-name="L50">
        <text:list-item>
          <text:p text:style-name="P172">метод изменяет сам объект</text:p>
        </text:list-item>
        <text:list-item>
          <text:p text:style-name="P172">метод выполняет какое-то действие, результат которого не важен</text:p>
          <text:p text:style-name="P172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1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ext:p text:style-name="P9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3">Циклы</text:p>
            <text:p text:style-name="P123">Модули</text:p>
          </table:table-cell>
          <table:table-cell table:style-name="Таблица4.A1" office:value-type="string">
            <text:p text:style-name="P124">Занятие 14</text:p>
            <text:p text:style-name="P124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0">Current number <text:span text:style-name="T25">is </text:span>3</text:p>
            <text:p text:style-name="P120">Current number is 4 </text:p>
            <text:p text:style-name="P120">Current number is 5 </text:p>
            <text:p text:style-name="P120">Current number is 6 </text:p>
            <text:p text:style-name="P120">Current number is 7 </text:p>
          </table:table-cell>
        </table:table-row>
        <table:table-row>
          <table:table-cell table:style-name="Table38.A2" office:value-type="string">
            <text:p text:style-name="P120"/>
          </table:table-cell>
          <table:table-cell table:style-name="Table38.B2" office:value-type="string">
            <text:p text:style-name="P120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0"/>
      <text:p text:style-name="P100">Что делает метод step? </text:p>
      <text:p text:style-name="P100"><text:soft-page-break/></text:p>
      <text:p text:style-name="P100">1.step(20, 3) do |n|</text:p>
      <text:p text:style-name="P100"><text:s text:c="2"/>print n.to_s + ' '</text:p>
      <text:p text:style-name="P100">end</text:p>
      <text:p text:style-name="P100">#=&gt; 1 4 7 10 13 16 19</text:p>
      <text:p text:style-name="P100">см. loops/test_step_1.rb</text:p>
      <text:p text:style-name="P100"/>
      <text:p text:style-name="P100">!!! Задание: измените loops/test_step_1.rb так, чтобы было выведена вот такая последовательность (то есть, в обратном порядке)</text:p>
      <text:p text:style-name="P100"/>
      <text:p text:style-name="P100"><text:tab/>20 17 14 11 8 5 2</text:p>
      <text:p text:style-name="P100"/>
      <text:p text:style-name="P100">ответ в loops/test_step_2.rb:</text:p>
      <text:p text:style-name="P100">20.step(1, -3) do |n|</text:p>
      <text:p text:style-name="P100"><text:s text:c="2"/>print n.to_s + ' '</text:p>
      <text:p text:style-name="P100">end</text:p>
      <text:p text:style-name="P100"/>
      <text:p text:style-name="P100">Метод step определен для классов Range#step, <text:span text:style-name="T16">Numeric#step</text:span>, Date#step</text:p>
      <text:p text:style-name="P101"/>
      <text:p text:style-name="P100">!!! Вопрос: Почему метод upto определен для Integer а step для родительского класса Numeric?</text:p>
      <text:p text:style-name="P100"/>
      <text:p text:style-name="P100"><text:tab/>3.14.upto(9.8) { |n| block }</text:p>
      <text:p text:style-name="P100">&gt;&gt;&gt; бред, неясно какое должно быть следующее число за 3.14: 3.141 или 3.15 ?</text:p>
      <text:p text:style-name="P97"/>
      <text:p text:style-name="P53">Задания</text:p>
      <text:p text:style-name="P62"/>
      <text:p text:style-name="P10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2"/>
      <text:p text:style-name="P102">начальный скрипт: insert_sort/insert_sort_to_new_stub.rb</text:p>
      <text:p text:style-name="P102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7">Модули</text:p>
      <text:p text:style-name="P87"/>
      <text:p text:style-name="P88">модуль - <text:span text:style-name="T27">набор</text:span> методов, <text:span text:style-name="T26">сгруппированных по </text:span><text:span text:style-name="T27">назначению</text:span><text:span text:style-name="T26"> и </text:span>вынесенн<text:span text:style-name="T27">ых</text:span> в отдельный файл</text:p>
      <text:p text:style-name="P88"/>
      <text:p text:style-name="P205">reusability!</text:p>
      <text:p text:style-name="P205"><text:span text:style-name="T27">абстрагирование</text:span></text:p>
      <text:p text:style-name="P205"><text:soft-page-break/><text:span text:style-name="T27"/></text:p>
      <text:p text:style-name="P205"><text:span text:style-name="T27">Модуль Math</text:span></text:p>
      <text:p text:style-name="P205"><text:span text:style-name="T27"/></text:p>
      <text:p text:style-name="P205"><text:span text:style-name="T27">sin</text:span></text:p>
      <text:p text:style-name="P205"><text:span text:style-name="T27">cos</text:span></text:p>
      <text:p text:style-name="P205"><text:span text:style-name="T27">tan</text:span></text:p>
      <text:p text:style-name="P205"><text:span text:style-name="T27"/></text:p>
      <text:p text:style-name="P205"><text:span text:style-name="T27">Модуль Church</text:span></text:p>
      <text:p text:style-name="P205"><text:span text:style-name="T27">sin</text:span></text:p>
      <text:p text:style-name="P205"><text:span text:style-name="T27">pray</text:span></text:p>
      <text:p text:style-name="P206"><text:span text:style-name="T28">cross</text:span></text:p>
      <text:p text:style-name="P205"><text:span text:style-name="T27"/></text:p>
      <text:p text:style-name="P88">module Syn</text:p>
      <text:p text:style-name="P88"><text:s text:c="3"/>def self.untag(tagged)</text:p>
      <text:p text:style-name="P88"><text:s text:c="3"/>gsub(/_[^_\s]+/, “”)</text:p>
      <text:p text:style-name="P88"><text:s text:c="2"/>end</text:p>
      <text:p text:style-name="P88"><text:s text:c="2"/>def self.unword(tagged)</text:p>
      <text:p text:style-name="P88"><text:s text:c="4"/>..</text:p>
      <text:p text:style-name="P88"><text:s text:c="2"/>end</text:p>
      <text:p text:style-name="P88">end</text:p>
      <text:p text:style-name="P88"/>
      <text:p text:style-name="P88"/>
      <text:p text:style-name="P88"><text:span text:style-name="T28">Syn.untag(</text:span>“runs_VBZ”<text:span text:style-name="T28">)</text:span> #=&gt; runs</text:p>
      <text:p text:style-name="P88">см modules/test_syn_<text:span text:style-name="T28">module</text:span>.rb</text:p>
      <text:p text:style-name="P88"/>
      <text:p text:style-name="P206"><text:span text:style-name="T28">О том, как сделать, чтобы работало..., позже </text:span></text:p>
      <text:p text:style-name="P206"><text:span text:style-name="T28">“runs_VBZ”.untag</text:span></text:p>
      <text:p text:style-name="P206"><text:span text:style-name="T28"/></text:p>
      <text:p text:style-name="P88">можно писать так, но это менее гибко (если изменить имя модуля, то придется менять его по многих местах)</text:p>
      <text:p text:style-name="P88"/>
      <text:p text:style-name="P88">module Syn</text:p>
      <text:p text:style-name="P88"><text:s text:c="2"/>def Syn.untag</text:p>
      <text:p text:style-name="P88"><text:s text:c="2"/>end</text:p>
      <text:p text:style-name="P88"><text:s text:c="2"/>def Syn.unword</text:p>
      <text:p text:style-name="P88"><text:s text:c="2"/>end</text:p>
      <text:p text:style-name="P88">end</text:p>
      <text:p text:style-name="P88"/>
      <text:p text:style-name="P87">Использование</text:p>
      <text:p text:style-name="P87"/>
      <text:p text:style-name="P88">модуль необходимо загрузить. вверху файла</text:p>
      <text:p text:style-name="P88"/>
      <text:p text:style-name="P88"><text:tab/>require 'filename'</text:p>
      <text:p text:style-name="P88"/>
      <text:p text:style-name="P88">например:</text:p>
      <text:p text:style-name="P88"/>
      <text:p text:style-name="P88"><text:tab/>require 'syn.rb'</text:p>
      <text:p text:style-name="P88"/>
      <text:p text:style-name="P88">или даже без расширения</text:p>
      <text:p text:style-name="P88"/>
      <text:p text:style-name="P88"><text:tab/>require 'syn' <text:s text:c="3"/># .rb, .so, .o, .dll</text:p>
      <text:p text:style-name="P88"/>
      <text:p text:style-name="P88"><text:soft-page-break/>см modules/test_syn_module.rb</text:p>
      <text:p text:style-name="P88"/>
      <text:p text:style-name="P88">путь может быть относительным, но это дурной тон</text:p>
      <text:p text:style-name="P88"/>
      <text:p text:style-name="P88"><text:span text:style-name="T30">&gt;&gt;&gt;</text:span> <text:span text:style-name="T29">попробуйте заменить на</text:span></text:p>
      <text:p text:style-name="P88"><text:span text:style-name="T29"/></text:p>
      <text:p text:style-name="P207"><text:span text:style-name="T29"><text:tab/>require 'syn'</text:span></text:p>
      <text:p text:style-name="P207"><text:span text:style-name="T29"/></text:p>
      <text:p text:style-name="P207"><text:span text:style-name="T30">&gt;&gt;&gt; </text:span><text:span text:style-name="T29">не будет работать,</text:span><text:span text:style-name="T30"> так как руби не может найти файл</text:span></text:p>
      <text:p text:style-name="P207"><text:span text:style-name="T29"/></text:p>
      <text:p text:style-name="P87">Настоящее повторное использование</text:p>
      <text:p text:style-name="P87"/>
      <text:p text:style-name="P88"><text:span text:style-name="T31">Ц</text:span><text:span text:style-name="T32">е</text:span><text:span text:style-name="T31">ль: с</text:span>делать так, чтобы ruby мог найти файл с модулем</text:p>
      <text:p text:style-name="P88"/>
      <text:p text:style-name="P88"><text:tab/>require 'syn'</text:p>
      <text:p text:style-name="P88"/>
      <text:p text:style-name="P88">В каких директориях require ищет файлы?</text:p>
      <text:p text:style-name="P88"/>
      <text:p text:style-name="P88"><text:tab/>ruby -e '<text:span text:style-name="T32">puts</text:span> $:' <text:s text:c="4"/>синоним $LOAD_PATH (это массив!)</text:p>
      <text:p text:style-name="P88"/>
      <text:p text:style-name="P88">ср. echo $PATH</text:p>
      <text:p text:style-name="P88"/>
      <text:p text:style-name="P88">Переменная RUBYLIB. (добавить в .bashrc) </text:p>
      <text:p text:style-name="P88"/>
      <text:p text:style-name="P8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88"/>
      <text:p text:style-name="P88">export RUBYLIB=~/lib:~/rufsl/lib:$RUBYLIB</text:p>
      <text:p text:style-name="P88">Внимание! без пробелов вокруг знака = (this is shell, baby!)</text:p>
      <text:p text:style-name="P88"/>
      <text:p text:style-name="P88">Необходимо перезапустить сигвин или выполнить команду</text:p>
      <text:p text:style-name="P88"><text:tab/>source ~/.bashrc</text:p>
      <text:p text:style-name="P88"/>
      <text:p text:style-name="P88">Альтернатива: В самом скрипте можно непосредственно перед require добавить путь в массив $LOAD_PATH</text:p>
      <text:p text:style-name="P88"/>
      <text:p text:style-name="P88"><text:tab/>$LOAD_PATH.unshift “path/to/dir”</text:p>
      <text:p text:style-name="P88"/>
      <text:p text:style-name="P8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88"/>
      <text:p text:style-name="P88"><text:tab/>mkdir ~/lib</text:p>
      <text:p text:style-name="P88"/>
      <text:p text:style-name="P88"><text:tab/>добавить в .bashrc</text:p>
      <text:p text:style-name="P88"><text:tab/>export RUBYLIB=~/lib:$RUBYLIB</text:p>
      <text:p text:style-name="P88"/>
      <text:p text:style-name="P88"><text:tab/>перезапустить сигвин или выполнить команду</text:p>
      <text:p text:style-name="P88"><text:tab/>source ~/.bashrc</text:p>
      <text:p text:style-name="P88"/>
      <text:p text:style-name="P8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88"/>
      <text:p text:style-name="P88">один из способов решения:</text:p>
      <text:p text:style-name="P88"/>
      <text:p text:style-name="P88"><text:s text:c="2"/>def self.words ts</text:p>
      <text:p text:style-name="P88"><text:s text:c="5"/>untag(ts).split</text:p>
      <text:p text:style-name="P88"><text:s text:c="2"/>end</text:p>
      <text:p text:style-name="P88"/>
      <text:p text:style-name="P88">&gt;&gt;&gt; методы внутри модуля могу вызывать друг друга без явного указания имени модуля в качестве ресивера</text:p>
      <text:p text:style-name="P88"/>
      <text:p text:style-name="P87">Домашние задания</text:p>
      <text:p text:style-name="P87"/>
      <text:p text:style-name="P88">!!!Задание: реализуйте следующие методы модуля Syn</text:p>
      <text:p text:style-name="P88"/>
      <text:p text:style-name="P88"><text:tab/>tags → принимает на вход теггированное предложение, возвращает все теги в виде массива</text:p>
      <text:p text:style-name="P8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88"/>
      <text:p text:style-name="P88">das_ATDNN H_wdcEL -_wdcLK Bomben_wdcEL versuch_NCNSN</text:p>
      <text:p text:style-name="P88">→</text:p>
      <text:p text:style-name="P88">das_ATDNN H-Bombenversuch_NCNSN</text:p>
      <text:p text:style-name="P88"/>
      <text:p text:style-name="P88"><text:tab/>какие-нибудь другие методы, по желанию</text:p>
      <text:p text:style-name="P88"/>
      <text:p text:style-name="P212">По желанию, разработайте тесткейсы для этого модуля (см. дальше). Используйте шаблон из modules/unit_test_stub.rb</text:p>
      <text:p text:style-name="P213"/>
      <text:p text:style-name="P87">Именование модулей и файлов</text:p>
      <text:p text:style-name="P87"/>
      <text:p text:style-name="P88">традиции и договоренности</text:p>
      <text:p text:style-name="P88"/>
      <text:p text:style-name="P88">CamelCase в имени модуля, snake_case в имени файла</text:p>
      <text:p text:style-name="P88"/>
      <text:p text:style-name="P88">Syn → syn.rb</text:p>
      <text:p text:style-name="P88">MySuperModule → my_super_module.rb</text:p>
      <text:p text:style-name="P88"/>
      <text:p text:style-name="P87">Лирическое отступление (о примесях)</text:p>
      <text:p text:style-name="P87"/>
      <text:p text:style-name="P88">методы в модуле определяются с указанием явного ресивера (self.)</text:p>
      <text:p text:style-name="P88"/>
      <text:p text:style-name="P88">module Syn</text:p>
      <text:p text:style-name="P88"><text:tab/>def self.untag</text:p>
      <text:p text:style-name="P88"><text:tab/>end</text:p>
      <text:p text:style-name="P88"/>
      <text:p text:style-name="P88"><text:tab/>def self.unword</text:p>
      <text:p text:style-name="P88"><text:tab/>end</text:p>
      <text:p text:style-name="P88">end</text:p>
      <text:p text:style-name="P88">использование: Syn.untag(“runs_VBZ”)</text:p>
      <text:p text:style-name="P88"/>
      <text:p text:style-name="P88"><text:soft-page-break/>Такой синтаксис позволяет создавать подмешиваемые модули</text:p>
      <text:p text:style-name="P88"/>
      <text:p text:style-name="P88">module Syn</text:p>
      <text:p text:style-name="P88"><text:tab/>def untag</text:p>
      <text:p text:style-name="P88"><text:tab/>end</text:p>
      <text:p text:style-name="P88">end</text:p>
      <text:p text:style-name="P88"/>
      <text:p text:style-name="P88">Syn.untag(“runs_VBZ”)</text:p>
      <text:p text:style-name="P88"># =&gt; ошибка undefined method `untag' for Syn:Module (NoMethodError)</text:p>
      <text:p text:style-name="P88"/>
      <text:p text:style-name="P88">Зато можно добавить (подмешать) этот модуль в любой класс, и методы из модуля появятся как методы объекта</text:p>
      <text:p text:style-name="P88"/>
      <text:p text:style-name="P88">require 'syn'</text:p>
      <text:p text:style-name="P88"/>
      <text:p text:style-name="P88">class String</text:p>
      <text:p text:style-name="P88"><text:s text:c="2"/>include Syn</text:p>
      <text:p text:style-name="P88">end</text:p>
      <text:p text:style-name="P88"/>
      <text:p text:style-name="P88">“hello_NN”.untag</text:p>
      <text:p text:style-name="P88">#=&gt; “hello”</text:p>
      <text:p text:style-name="P88">see modules/syn_as_mixin.rb</text:p>
      <text:p text:style-name="P88"/>
      <text:p text:style-name="P88">&gt;&gt;&gt; минусы примесей: загрязняют стандарные классы</text:p>
      <text:p text:style-name="P88"/>
      <text:p text:style-name="P8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88"/>
      <text:p text:style-name="P209">Вложенные модули</text:p>
      <text:p text:style-name="P210"/>
      <text:p text:style-name="P88">module ESE</text:p>
      <text:p text:style-name="P88"><text:tab/>module Tagger</text:p>
      <text:p text:style-name="P88"><text:tab/><text:tab/>def self.method1</text:p>
      <text:p text:style-name="P88"><text:tab/><text:tab/>end</text:p>
      <text:p text:style-name="P88"><text:tab/>end</text:p>
      <text:p text:style-name="P88"/>
      <text:p text:style-name="P88"><text:tab/>module Extractor</text:p>
      <text:p text:style-name="P88"><text:tab/><text:tab/>def self.method1</text:p>
      <text:p text:style-name="P88"><text:tab/><text:tab/>end</text:p>
      <text:p text:style-name="P88"><text:tab/>end</text:p>
      <text:p text:style-name="P88">end</text:p>
      <text:p text:style-name="P88"/>
      <text:p text:style-name="P88">с другой раскладкой по файлам</text:p>
      <text:p text:style-name="P88">file: ese/tagger.rb</text:p>
      <text:p text:style-name="P88">module ESE</text:p>
      <text:p text:style-name="P88"><text:tab/>module Tagger</text:p>
      <text:p text:style-name="P88"><text:tab/><text:tab/>def self.method1</text:p>
      <text:p text:style-name="P88"><text:tab/><text:tab/>end</text:p>
      <text:p text:style-name="P88"><text:tab/>end</text:p>
      <text:p text:style-name="P88">end</text:p>
      <text:p text:style-name="P88"/>
      <text:p text:style-name="P88"><text:soft-page-break/>file: ese/extractor.rb</text:p>
      <text:p text:style-name="P88">module ESE</text:p>
      <text:p text:style-name="P88"><text:tab/>module Extractor</text:p>
      <text:p text:style-name="P88"><text:tab/><text:tab/>def self.method1</text:p>
      <text:p text:style-name="P88"><text:tab/><text:tab/>end</text:p>
      <text:p text:style-name="P88"><text:tab/>end</text:p>
      <text:p text:style-name="P88">end</text:p>
      <text:p text:style-name="P88"/>
      <text:p text:style-name="P88">вызов:</text:p>
      <text:p text:style-name="P88"><text:tab/>ESE::Tagger::method1 -- fully qualified name</text:p>
      <text:p text:style-name="P88"><text:tab/>ESE.Tagger.method1 <text:s/>-- более универсальный способ, похожy на вызов обычных методов объектов</text:p>
      <text:p text:style-name="P88"/>
      <text:p text:style-name="P88">см. modules/test_quality.rb</text:p>
      <text:p text:style-name="P88"/>
      <text:p text:style-name="P88">&gt;&gt;&gt; Объяснить, что это такое</text:p>
      <text:p text:style-name="P88"/>
      <text:p text:style-name="P88">Чтение: http://en.wikibooks.org/wiki/Ruby_Programming/Unit_testing</text:p>
      <text:p text:style-name="P88"/>
      <text:p text:style-name="P87">Домашнее задание</text:p>
      <text:p text:style-name="P87"/>
      <text:p text:style-name="P88">Разработайте модуль Quality согласно тесткейсам, которые есть в modules/test_quality.rb</text:p>
      <text:p text:style-name="P88"/>
      <text:p text:style-name="P88">ответ: modules/quality.rb</text:p>
      <text:p text:style-name="P88"/>
      <text:p text:style-name="P88">По желанию добавьте туда что-нибуд<text:span text:style-name="T33">ь</text:span> свое, например, вычисление F-Score. Добавьте <text:s/>тесткейсы в файл с тестами test_quality.rb</text:p>
      <text:p text:style-name="P211"/>
      <text:p text:style-name="P88"/>
      <text:p text:style-name="P88"/>
      <text:p text:style-name="P87"/>
      <text:p text:style-name="P73"/>
      <text:p text:style-name="P143"/>
      <text:p text:style-name="P81">Арифметические операторы </text:p>
      <text:p text:style-name="P8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19">Оператор</text:p>
            </table:table-cell>
            <table:table-cell table:style-name="Table12.A1" office:value-type="string">
              <text:p text:style-name="P119">Значение</text:p>
            </table:table-cell>
            <table:table-cell table:style-name="Table12.C1" office:value-type="string">
              <text:p text:style-name="P11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0">+</text:p>
          </table:table-cell>
          <table:table-cell table:style-name="Table12.A2" office:value-type="string">
            <text:p text:style-name="P140"/>
          </table:table-cell>
          <table:table-cell table:style-name="Table12.C2" office:value-type="string">
            <text:p text:style-name="P140">a + b</text:p>
          </table:table-cell>
        </table:table-row>
        <table:table-row>
          <table:table-cell table:style-name="Table12.A2" office:value-type="string">
            <text:p text:style-name="P140">-</text:p>
          </table:table-cell>
          <table:table-cell table:style-name="Table12.A2" office:value-type="string">
            <text:p text:style-name="P140"/>
          </table:table-cell>
          <table:table-cell table:style-name="Table12.C2" office:value-type="string">
            <text:p text:style-name="P140">a - 5 #=&gt; -2</text:p>
          </table:table-cell>
        </table:table-row>
        <table:table-row>
          <table:table-cell table:style-name="Table12.A2" office:value-type="string">
            <text:p text:style-name="P140">/</text:p>
          </table:table-cell>
          <table:table-cell table:style-name="Table12.A2" office:value-type="string">
            <text:p text:style-name="P140"/>
          </table:table-cell>
          <table:table-cell table:style-name="Table12.C2" office:value-type="string">
            <text:p text:style-name="P140">10 / 8 # =&gt; 1</text:p>
          </table:table-cell>
        </table:table-row>
        <table:table-row>
          <table:table-cell table:style-name="Table12.A2" office:value-type="string">
            <text:p text:style-name="P140">*</text:p>
          </table:table-cell>
          <table:table-cell table:style-name="Table12.A2" office:value-type="string">
            <text:p text:style-name="P140"/>
          </table:table-cell>
          <table:table-cell table:style-name="Table12.C2" office:value-type="string">
            <text:p text:style-name="P140">2 * 5 * b #=&gt; 20</text:p>
          </table:table-cell>
        </table:table-row>
        <table:table-row>
          <table:table-cell table:style-name="Table12.A2" office:value-type="string">
            <text:p text:style-name="P140">%</text:p>
          </table:table-cell>
          <table:table-cell table:style-name="Table12.A2" office:value-type="string">
            <text:p text:style-name="P140">остаток от деления (remainder; modulo)</text:p>
          </table:table-cell>
          <table:table-cell table:style-name="Table12.C2" office:value-type="string">
            <text:p text:style-name="P140">10 % 3 #=&gt; 1</text:p>
          </table:table-cell>
        </table:table-row>
        <table:table-row table:style-name="Table12.7">
          <table:table-cell table:style-name="Table12.A2" office:value-type="string">
            <text:p text:style-name="P140">**</text:p>
          </table:table-cell>
          <table:table-cell table:style-name="Table12.A2" office:value-type="string">
            <text:p text:style-name="P140">экспоненциация (возведение в степень)</text:p>
          </table:table-cell>
          <table:table-cell table:style-name="Table12.C2" office:value-type="string">
            <text:p text:style-name="P140">b**8 #=&gt; 256</text:p>
          </table:table-cell>
        </table:table-row>
        <table:table-row table:style-name="Table12.7">
          <table:table-cell table:style-name="Table12.A2" office:value-type="string">
            <text:p text:style-name="P140"/>
          </table:table-cell>
          <table:table-cell table:style-name="Table12.A2" office:value-type="string">
            <text:p text:style-name="P140"/>
          </table:table-cell>
          <table:table-cell table:style-name="Table12.C2" office:value-type="string">
            <text:p text:style-name="P140"/>
          </table:table-cell>
        </table:table-row>
      </table:table>
      <text:p text:style-name="P82"/>
      <text:list xml:id="list2127480843" text:style-name="L51">
        <text:list-item>
          <text:p text:style-name="P197">унарная оператор – оператор, принимающий один аргумент (операнд)</text:p>
        </text:list-item>
        <text:list-item>
          <text:p text:style-name="P197">бинарная оператор – принимает два операнда</text:p>
        </text:list-item>
      </text:list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0">-</text:p>
          </table:table-cell>
          <table:table-cell table:style-name="Table13.A1" office:value-type="string">
            <text:p text:style-name="P140">унарный минус</text:p>
          </table:table-cell>
          <table:table-cell table:style-name="Table13.C1" office:value-type="string">
            <text:p text:style-name="P140">-5 <text:s/>-a</text:p>
          </table:table-cell>
        </table:table-row>
        <table:table-row>
          <table:table-cell table:style-name="Table13.A2" office:value-type="string">
            <text:p text:style-name="P140">+</text:p>
          </table:table-cell>
          <table:table-cell table:style-name="Table13.A2" office:value-type="string">
            <text:p text:style-name="P140">унарный плюс</text:p>
          </table:table-cell>
          <table:table-cell table:style-name="Table13.C2" office:value-type="string">
            <text:p text:style-name="P140">+</text:p>
          </table:table-cell>
        </table:table-row>
      </table:table>
      <text:p text:style-name="P82"/>
      <text:p text:style-name="P82">есть битовые операции</text:p>
      <text:list xml:id="list2038394380" text:style-name="L52">
        <text:list-item>
          <text:p text:style-name="P198">двоичное смещение вправо: 10 &gt;&gt; 1 #=&gt; 5 равноценно делению на 2</text:p>
        </text:list-item>
        <text:list-item>
          <text:p text:style-name="P198">двоичное смещение влево: 10 &lt;&lt; 2 #= &gt; 40 равноценно умножению на 4</text:p>
          <text:p text:style-name="P199"/>
        </text:list-item>
      </text:list>
      <text:p text:style-name="P81">Приоритеты операций (operator precedence)</text:p>
      <text:p text:style-name="P82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0">Оператор</text:p>
          </table:table-cell>
          <table:table-cell table:style-name="Table15.B1" office:value-type="string">
            <text:p text:style-name="P120">Описание</text:p>
          </table:table-cell>
        </table:table-row>
        <table:table-row>
          <table:table-cell table:style-name="Table15.A2" office:value-type="string">
            <text:p text:style-name="P120">**</text:p>
          </table:table-cell>
          <table:table-cell table:style-name="Table15.B2" office:value-type="string">
            <text:p text:style-name="P120">возведение в степень</text:p>
          </table:table-cell>
        </table:table-row>
        <table:table-row>
          <table:table-cell table:style-name="Table15.A2" office:value-type="string">
            <text:p text:style-name="P83"><text:span text:style-name="Source_20_Text"><text:span text:style-name="T10">!+-</text:span></text:span></text:p>
          </table:table-cell>
          <table:table-cell table:style-name="Table15.B2" office:value-type="string">
            <text:p text:style-name="P12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0">* / %</text:p>
          </table:table-cell>
          <table:table-cell table:style-name="Table15.B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20">+ -</text:p>
          </table:table-cell>
          <table:table-cell table:style-name="Table15.B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20">&lt; &gt; &lt;= &gt;=</text:p>
          </table:table-cell>
          <table:table-cell table:style-name="Table15.B2" office:value-type="string">
            <text:p text:style-name="P120">операторы сравнения</text:p>
          </table:table-cell>
        </table:table-row>
        <table:table-row>
          <table:table-cell table:style-name="Table15.A2" office:value-type="string">
            <text:p text:style-name="P89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2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0">&amp;&amp;</text:p>
          </table:table-cell>
          <table:table-cell table:style-name="Table15.B2" office:value-type="string">
            <text:p text:style-name="P120">логическое И</text:p>
          </table:table-cell>
        </table:table-row>
        <table:table-row>
          <table:table-cell table:style-name="Table15.A2" office:value-type="string">
            <text:p text:style-name="P120">||</text:p>
          </table:table-cell>
          <table:table-cell table:style-name="Table15.B2" office:value-type="string">
            <text:p text:style-name="P12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4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2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0">not</text:p>
          </table:table-cell>
          <table:table-cell table:style-name="Table15.B2" office:value-type="string">
            <text:p text:style-name="P12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0">and or</text:p>
          </table:table-cell>
          <table:table-cell table:style-name="Table15.B2" office:value-type="string">
            <text:p text:style-name="P12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0"/>
          </table:table-cell>
          <table:table-cell table:style-name="Table15.B2" office:value-type="string">
            <text:p text:style-name="P120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4"><text:span text:style-name="Source_20_Text"><text:span text:style-name="T14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0">y += 1</text:p>
          </table:table-cell>
          <table:table-cell table:style-name="Table14.C1" office:value-type="string">
            <text:p text:style-name="P120">нету: <text:s/>y++</text:p>
          </table:table-cell>
        </table:table-row>
        <table:table-row>
          <table:table-cell table:style-name="Table14.A2" office:value-type="string">
            <text:p text:style-name="P120">y = y - 2</text:p>
          </table:table-cell>
          <table:table-cell table:style-name="Table14.A2" office:value-type="string">
            <text:p text:style-name="P120">y -= 2</text:p>
          </table:table-cell>
          <table:table-cell table:style-name="Table14.C2" office:value-type="string">
            <text:p text:style-name="P120">нету: y--</text:p>
          </table:table-cell>
        </table:table-row>
        <table:table-row>
          <table:table-cell table:style-name="Table14.A2" office:value-type="string">
            <text:p text:style-name="P120">y = y * 2</text:p>
          </table:table-cell>
          <table:table-cell table:style-name="Table14.A2" office:value-type="string">
            <text:p text:style-name="P120">y *=2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2" office:value-type="string">
            <text:p text:style-name="P120"/>
          </table:table-cell>
          <table:table-cell table:style-name="Table14.A2" office:value-type="string">
            <text:p text:style-name="P120">y %= 2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2" office:value-type="string">
            <text:p text:style-name="P120"/>
          </table:table-cell>
          <table:table-cell table:style-name="Table14.A2" office:value-type="string">
            <text:p text:style-name="P120">y /= 2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2" office:value-type="string">
            <text:p text:style-name="P120"/>
          </table:table-cell>
          <table:table-cell table:style-name="Table14.A2" office:value-type="string">
            <text:p text:style-name="P120">y *= 2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2" office:value-type="string">
            <text:p text:style-name="P120">y = y ** 3</text:p>
          </table:table-cell>
          <table:table-cell table:style-name="Table14.A2" office:value-type="string">
            <text:p text:style-name="P120">y **= 2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2" office:value-type="string">
            <text:p text:style-name="P120">y = 3 если y неопределено</text:p>
          </table:table-cell>
          <table:table-cell table:style-name="Table14.A2" office:value-type="string">
            <text:p text:style-name="P120">y ||= 3</text:p>
          </table:table-cell>
          <table:table-cell table:style-name="Table14.C2" office:value-type="string">
            <text:p text:style-name="P120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4"><text:span text:style-name="Source_20_Text"><text:span text:style-name="T8">!!! задание: попробовать в irb. Измениться ли значение переменной a ?</text:span></text:span></text:p>
      <text:p text:style-name="P84"><text:span text:style-name="Source_20_Text"><text:span text:style-name="T8"/></text:span></text:p>
      <text:p text:style-name="P115"><text:span text:style-name="Source_20_Text"><text:span text:style-name="T8">a ||= 2</text:span></text:span></text:p>
      <text:p text:style-name="P106"><text:span text:style-name="Source_20_Text"><text:span text:style-name="T5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1-22T02:43:04</dc:date>
    <meta:editing-duration>PT74H08M26S</meta:editing-duration>
    <meta:editing-cycles>565</meta:editing-cycles>
    <meta:document-statistic meta:table-count="23" meta:image-count="0" meta:object-count="0" meta:page-count="63" meta:paragraph-count="1775" meta:word-count="9186" meta:character-count="60148"/>
  </office:meta>
</office:document-meta>
</file>